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4_11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6, FF 4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text:tab/>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D. Solis Cohen<text:tab/>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June 14, 1891</text:p>
      <text:p text:style-name="P6">Month<text:tab/><text:tab/><text:tab/><text:tab/><text:tab/><text:tab/>June</text:p>
      <text:p text:style-name="P6">Year<text:tab/><text:tab/><text:tab/><text:tab/><text:tab/><text:tab/>1891</text:p>
      <text:p text:style-name="P6">Hebrew Date<text:tab/><text:tab/><text:tab/><text:tab/><text:tab/></text:p>
      <text:p text:style-name="P6">Undated</text:p>
      <text:p text:style-name="P6">City<text:tab/><text:tab/><text:tab/><text:tab/><text:tab/><text:tab/>Portland</text:p>
      <text:p text:style-name="P6">State<text:tab/><text:tab/><text:tab/><text:tab/><text:tab/><text:tab/>OR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><text:soft-page-break/></text:p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Letter</text:p>
      <text:p text:style-name="P6">Number of Pages<text:tab/><text:tab/><text:tab/><text:tab/>2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</text:p>
      <text:p text:style-name="P6">Stamp<text:tab/><text:tab/><text:tab/><text:tab/><text:tab/><text:tab/></text:p>
      <text:p text:style-name="P6">Postma<text:tab/>rk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3">[Picture of Cohen Davis &amp; Co. Building]/</text:p>
      <text:p text:style-name="P2">CABLE ADDRESS,<text:tab/><text:tab/>OFFICE OF<text:tab/><text:tab/>NEW YORK OFFICE:/</text:p>
      <text:p text:style-name="P2">"CODA."<text:tab/><text:tab/><text:tab/><text:tab/><text:tab/><text:tab/>81 WALKER ST./</text:p>
      <text:p text:style-name="P2">Cohen, Davis &amp; Co.,/</text:p>
      <text:p text:style-name="P2">IMPORTERS OF/</text:p>
      <text:p text:style-name="P2">NOTIONS, TOYS &amp; FANCY GOODS/</text:p>
      <text:p text:style-name="P2">2 and 4 North Front Street, cor. A,/</text:p>
      <text:p text:style-name="P4">Portland, Or., June 14[/ inserted by author]91/</text:p>
      <text:p text:style-name="P3">Dr S. Morais Philada/</text:p>
      <text:p text:style-name="P3"><text:tab/>My dear sir:/</text:p>
      <text:p text:style-name="P3"><text:tab/><text:tab/>Your highly valued &amp; very kind letter/ of 7th reached me the first day Shabuagot./</text:p>
      <text:p text:style-name="P3">Appreciating your kind personal interest in my career/ it gratifies me to write that since the appointment to/ which you allude was received, another honor was offered/ to me but necessarily <text:soft-page-break/>refused. <text:s/>We have lately/ consolidated with the city of Portland, our sister cities/ East Portland &amp; Albina on the East bank of our river,/ increasing our large &amp; valuable area, giving us a/ population of over 80000 and making us the 27th city of/ the U. S. in importance [?]. <text:s/>The consolidation policy/ are carried <text:s/>by the citizens in opposition to the efforts/ of all political rings &amp; politicians in the three places./ <text:s/>It was generally conceded that the result was influenced/ by the speeches I made during the campaign, and in/ nominating officers for the new city, the position of mayor, the head/</text:p>
      <text:p text:style-name="P3"/>
      <text:p text:style-name="P3">[Page 2]</text:p>
      <text:p text:style-name="P3">of the ticket was offered to me by the citizens. <text:s/>I was/ given to understand that both Republicans &amp; Democrats/ would endorse my nomination making it practically/ unanimous. <text:s/>Though I should have liked to accept,--/ [?], believe me, to command additional respect for/ our faith, my business duties to my absent partners made/ it absolutely necessary for me to refuse. <text:s/>I have sent home/ the papers containing the general history of all this./</text:p>
      <text:p text:style-name="P3">In relation to the Alliance, I have not forgotten my promise/ to try to do something in its behalf. <text:s/>The time has not/ yet been ripe for it, I looked upon the Jewish Alliance/ of America as my first duty and have been earnestly/ working to establish a substantial branch here. <text:s/>This work/ will I think be successfully concluded during the/ next week <text:s/>It has been slow on several accounts. <text:s/>First/ on account of our subscription to the California colonization/ scheme amounting to over $20 000, secondly to rather quiet business/ times and ever increasing home calls upon our coreligionists,/ which have really been excessive, for having established/ the reputation of being a liberal community, every possible/ advantage is taken of the fact from all sources. <text:s/>I go so often/ to the people that I begin to feel myself a bore. <text:s/>However,/ I shall when the chance of success offers remember to do/ all possible for the Alliance, and I think you can safely/ count on some result before the close of the year. <text:s/>I hear/ nothing from the College. <text:s/>Do they not send out bills? <text:s/>There must/ be something due here. <text:s/>With sincere regard very truly yours/ D. Solis Cohen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0:24:47.69</meta:creation-date>
    <dc:date>2011-11-28T10:43:19.61</dc:date>
    <dc:creator>Penn Libraries</dc:creator>
    <meta:editing-duration>PT00H02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6" meta:word-count="646" meta:character-count="4048"/>
  </office:meta>
</office:document-meta>
</file>